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I'm sure it will help someone in the future given the challenges I've faced with abnormal genetics of decelerating neuron firing rates.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Chapters:</text:p>
      <text:p text:style-name="Standard">&lt;&lt;Origins&gt;&gt; <text:s/>2/1995</text:p>
      <text:p text:style-name="Standard">&lt;&lt;University Disciple&gt;&gt; <text:s/>6/2014</text:p>
      <text:p text:style-name="Standard">&lt;&lt;Deficits&gt;&gt; <text:s/>9/4/2016</text:p>
      <text:p text:style-name="Standard">&lt;&lt;Amplified Oscillations&gt;&gt; <text:s/>10/9/2017</text:p>
      <text:p text:style-name="Standard">&lt;&lt;First Job Experimentation&gt;&gt; <text:s/>1/7/2019</text:p>
      <text:p text:style-name="Standard">&lt;&lt;Coronavirus Corona&gt;&gt; <text:s/>3/24/2020</text:p>
      <text:p text:style-name="Standard">&lt;&lt;Stripped&gt;&gt; <text:s/>7/14/2020</text:p>
      <text:p text:style-name="Standard">&lt;&lt;Neither Well Nor Fair&gt;&gt; <text:s/>12/24/2021</text:p>
      <text:p text:style-name="Standard"/>
      <text:p text:style-name="Standard"/>
      <text:p text:style-name="Standard">My online name: [Sparx] [AM210] AlerionM21</text:p>
      <text:p text:style-name="Standard">Awesome usernames: dragonessacred</text:p>
      <text:p text:style-name="Standard">My number: +1-414-241-3152 <text:s/>|| +1-762-359-0199</text:p>
      <text:p text:style-name="Standard">My game URL: https://josephcantrell14.itch.io/prophet-launcher</text:p>
      <text:p text:style-name="Standard">My indies nuts games: <text:s/>josephcantrell14.itch.io</text:p>
      <text:p text:style-name="Standard"/>
      <text:p text:style-name="Standard"/>
      <text:p text:style-name="Standard">Work motto: I continually aspire to innovate for a better world, and I hope to innovate new horizons for your company.</text:p>
      <text:p text:style-name="Standard">Examples:</text:p>
      <text:p text:style-name="Standard">Empathetic resolution - can't help IT customer at GT Helpdesk with laptop because it's policy not to touch machines not owned by GT, so I let them know I could talk them through it</text:p>
      <text:p text:style-name="Standard"><text:soft-page-break/>Constructive feedback received resolution - I constructed Android screens for the Hum app using UI mockups from the Hum UI team. <text:s/>After creating them and aligning them with the UI team's specifications, I would receive feedback from the UI team to make sure the mockups and deliverable Android screens were in sync. <text:s/>Then, meetings with management would take place to make sure the app functioned as intended, and if necessary, I would make changes with the UI team based on the management's requests.</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Interview Questions: </text:p>
      <text:p text:style-name="Standard">What is my day to day role like at the company?</text:p>
      <text:p text:style-name="Standard">How is the team's and individual's day to day and week to week work organized using a sort of ticketing pipelin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Project I'm proud of: After three and a half years of developing video games in my spare time using the open source Godot game engine, I finally accomplished my goal of creating a 3D story driven game: For My Aspect. <text:s/>I began by creating a few prototypes and arcade style 3D games, and nine months later, I had the knowledge and assets to create For My Aspect, a first person horror game with a short sixty minute story. <text:s/>I outlined my story with a text script, and I made the game over about a month of dedicated work. <text:s/>The player wakes up stranded in a blizzard ridden cabin in the desolate Alaskan mountains with no clue of the whereabouts of his companion house cat. <text:s/>I made an edited trailer video to showcase my efforts, and I also made a longer, unedited playthrough video with spoilers to give more interested viewers a better idea of what they can expect. <text:s/>I love the work I did, and I plan to reuse the assets I built and continue the story in a bigger, open world RPG sequel with more player freedom.</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Technical interests: In summer 2017, I created and still maintain a personal website with pure PHP, HTML, CSS, and JavaScript. <text:s/>I've found I can create reusable components with ease without the need for complicating my code and assets with higher level frameworks like NodeJS modules and ReactJS. <text:s/>My website works great on both desktop and mobile across a range of tested browsers. <text:s/>I have almost <text:soft-page-break/>five years of experience maintaining my Digital Ocean Ubuntu server with Apache managing the serving of files to browsers.</text:p>
      <text:p text:style-name="Standard">I also enjoy working on Android because it's my favorite operating system given its open source customizability. <text:s/>I worked on native Android apps using Android Studio when I worked for Verizon Connect. <text:s/>I first learned to make native Android apps of my own accord with a weight lifting timer app created in Winter 2016 (5 years experience with native Android). <text:s/></text:p>
      <text:p text:style-name="Standard">I've since discontinued that application, but I've replaced it with an open source timer and stopwatch application I created using Godot game engine and the various UI assets I've been steadily working on since February 2018 (4 years experience with Godot game engine). <text:s/>Before that, I briefly worked with Unity in summer 2017, but I chose to exclusively develop games with open source Godot so I may completely own my work, and I believe in the longevity of the open source game engine, Godot, having the most contributors.</text:p>
      <text:p text:style-name="Standard"/>
      <text:p text:style-name="Standard">Situation</text:p>
      <text:p text:style-name="Standard">Task</text:p>
      <text:p text:style-name="Standard">Action</text:p>
      <text:p text:style-name="Standard">Result</text:p>
      <text:p text:style-name="Standard">Reflection</text:p>
      <text:p text:style-name="Standard"/>
      <text:p text:style-name="Standard"><text:s/>Collaboration: Communicating effectively within the team and across teams.</text:p>
      <text:p text:style-name="Standard"><text:s text:c="3"/>Verizon Connect Java to Kotlin framework with only one partner for Android. <text:s/>We learned as we went.</text:p>
      <text:p text:style-name="Standard"><text:s text:c="3"/>Junior Design at GT with 3 week strict sprint schedules over two semesters</text:p>
      <text:p text:style-name="Standard"><text:s/>Drive for Results: Working tenaciously to deliver on commitments, constantly seeking bigger challenges, holding yourself and others accountable.</text:p>
      <text:p text:style-name="Standard"><text:s text:c="3"/>Junior Design at GT with 3 week strict sprint schedules over two semesters</text:p>
      <text:p text:style-name="Standard"><text:s/>Customer Focus: Our mission at Microsoft is to empower every person and every organization to achieve more.</text:p>
      <text:p text:style-name="Standard"><text:s text:c="3"/>I worked in CoC IT to help let faculty and staff reset their passwords both in person and through secure communication. <text:s/>I would need a few pieces of identifying information, and if they didn't have that, for security purposes I would be required to send them to the campus-wide IT department.</text:p>
      <text:p text:style-name="Standard"><text:s/>Technical Excellence: Demonstrates technical depth, problem solving, adaptability, and curiosity. Applies continuous learning to technical challenges.</text:p>
      <text:p text:style-name="Standard"><text:s text:c="2"/>Verizon Connect Java to Kotlin framework with only one partner for Android. <text:s/>We learned as we went.</text:p>
      <text:p text:style-name="Standard"><text:s/>Growth Mindset: </text:p>
      <text:p text:style-name="Standard"><text:s text:c="2"/>I started developing with Unity but later looked for an open source game engine to avoid royalties, reduce dependence on an external corporation, and scale my independent efforts with the massive size and thus quick progress of the open source community in mind.</text:p>
      <text:p text:style-name="Standard"/>
      <text:p text:style-name="Standard">Write test cases</text:p>
      <text:p text:style-name="Standard">State assumptions or ask more clarification</text:p>
      <text:p text:style-name="Standard"><text:s text:c="2"/>Integers only?</text:p>
      <text:p text:style-name="Standard"><text:s text:c="2"/>Positive numbers only?</text:p>
      <text:p text:style-name="Standard">Explain how I would rename variables and methods for clarity</text:p>
      <text:p text:style-name="Standard">Explain how I would comment the code</text:p>
      <text:p text:style-name="Standard">Ask for more efficient alternate method</text:p>
      <text:p text:style-name="Standard"/>
      <text:p text:style-name="Standard"/>
      <text:p text:style-name="Standard"><text:soft-page-break/></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ue - #3B00FF</text:p>
      <text:p text:style-name="Standard">Blue Link - #30C5FF</text:p>
      <text:p text:style-name="Standard">Purple Link - #9E97E6</text:p>
      <text:p text:style-name="Standard">Skin - #F2D8B5</text:p>
      <text:p text:style-name="Standard"/>
      <text:p text:style-name="Standard">Fonts:</text:p>
      <text:p text:style-name="Standard">Linux Libertine G</text:p>
      <text:p text:style-name="Standard">Gabriola</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text:soft-page-break/>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Jump</text:p>
      <text:p text:style-name="Standard">Hum Sing (working on) - learned while preparing ground beef for food</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text:soft-page-break/>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text:soft-page-break/>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lt;Origins&gt;&gt;</text:p>
      <text:p text:style-name="Standard">&lt;Retrospective&gt; (3/13/2022) February 1995: My mom Patricia Cantrell and alleged dad Bonnell Love have sex in a motel room.</text:p>
      <text:p text:style-name="Standard"/>
      <text:p text:style-name="Standard">&lt;Retrospective&gt; (3/13/2022) April or May 1995: My mom regretfully gets drunk and smokes cigarettes one night while my dad remains estranged.</text:p>
      <text:p text:style-name="Standard"/>
      <text:p text:style-name="Standard">&lt;Retrospective&gt; (2/13/22) November 21, 1995: I was born at 3:29 a.m. to my mother Patricia Ann Cantrell.</text:p>
      <text:p text:style-name="Standard"/>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
      <text:p text:style-name="Standard">&lt;Retrospective&gt; (2/13/22) Late 2004: In third grade, I stopped reading these forty-five page science books and picked up a nigh two hundred page book about shuffling a backyard dragon through a parade disguised as a float: Backyard Dragon by Betsy and Samuel Sterman.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
      <text:p text:style-name="Standard">&lt;Retrospective&gt; (2/13/22) Late 2007: After six years and in sixth grade, I quit amphetamine for the first time after convincing my mother it was "suppressing my emotions."</text:p>
      <text:p text:style-name="Standard"/>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text:soft-page-break/>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
      <text:p text:style-name="Standard">&lt;Retrospective&gt; (2/13/22) August 2010: I started ninth grade at the best public school in Columbus, Georgia: Columbus High School.</text:p>
      <text:p text:style-name="Standard"/>
      <text:p text:style-name="Standard">&lt;Retrospective&gt; (2/13/22) Summer 2011: I studied microeconomics at Duke TIP for three weeks. <text:s/>I hung out with Vivian again but was still bad at interacting with her without my amphetamine.</text:p>
      <text:p text:style-name="Standard"/>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lt;&lt;University Disciple&gt;&gt;</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text:soft-page-break/>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text:soft-page-break/>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text:soft-page-break/>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text:soft-page-break/>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text:soft-page-break/>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July 3, 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text:soft-page-break/>Capital and Dancer of the Boreal Valley). <text:s/>Awesome. <text:s/>Did great in Black Ops 3, I remember going 10-2 in Search and Destroy. <text:s/>Ordered Wingnuts AND Krispy Kreme!</text:p>
      <text:p text:style-name="Standard"/>
      <text:p text:style-name="Standard">July 9, 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July 16, 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July 23, 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July 30, 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August 10, 2016: 1 mg 25I-NBOMe. <text:s/>I didn't have very intense visuals, but I had a powerful euphoria and sense of self. <text:s/>Lots of tingling in the back of my head. <text:s/>I got a 39 killstreak in Call of Duty. <text:s/></text:p>
      <text:p text:style-name="Standard"/>
      <text:p text:style-name="Standard">August 20, 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text:soft-page-break/>August 27, 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lt;&lt;Deficits&gt;&gt;</text:p>
      <text:p text:style-name="Standard">September 4, 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oft-page-break/><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September 13, 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text:soft-page-break/>-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September 15, 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September 16, 2016: Took 5 g Kratom; first time. <text:s/>Cool but not that cool. <text:s/>Not much better than sober. <text:s/>Fuck it.</text:p>
      <text:p text:style-name="Standard"/>
      <text:p text:style-name="Standard">September 25, 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September 27, 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text:soft-page-break/>September 28, 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September 30, 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October 3, 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October 5, 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text:soft-page-break/>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October 6, 2016: I need to make:</text:p>
      <text:p text:style-name="Standard">-website</text:p>
      <text:p text:style-name="Standard">-keyboard throwing game</text:p>
      <text:p text:style-name="Standard"/>
      <text:p text:style-name="Standard">October 10, 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text:soft-page-break/></text:p>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lt;Retrospective&gt; 4/3/22: This is the day I started using the full date notation instead of the abbreviated 10/16/2016.</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text:soft-page-break/>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ext:soft-page-break/>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text:soft-page-break/>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text:soft-page-break/>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hought I noted this down previously soon after it occurred, but I suppose I was wrong. <text:s/>I took 2 hits LSD and ate one of my 4.2 grams of avb brownies at the same time. <text:s/>I was flying through a rainbow nebula while relaxing in bed in the dark, and then I fell asleep for 3 hours! <text:s/>I woke up to see about a hundred black hands rescinding from the center of my vision back to the environment. <text:s/>They overrode all color I was supposed to be seeing, implying I was lacking some deeper node's action potential in the neural network.</text:p>
      <text:p text:style-name="Standard">I felt like a simple, crazed creature. <text:s/>I was shaking and shouting "Ahh" as I awoke and rose to sit up in my bed. <text:s/>I briefly saw my box speaker system cousin Jonathon gave me looking at me menacingly with sharp teeth surrounding the inside of the circular speaker parts. <text:s/>It had two eyes on top of that too. <text:s/>All this happened in less time than it took me to sit up. <text:s/>After I sat up, I could then see the rainbow visuals from the LSD. <text:s/>I was super hungry and could feel it in my stomach, so I ate some food then went straight back to sleep!</text:p>
      <text:p text:style-name="Standard">I suppose it generally goes something like (black hand mechanism)-&gt;(PCP2)-&gt;(Norepinephrine Releaser)-&gt;(Norepinephrine Receptors) in the neural network, although there can be multiple dendrite connections to each neuron and multiple transmitting axons away from each neuron. <text:s/>It's not quite so simple since the PCP2 neuron has action potentials that travel to some neuron SIGHT1 responsible for sight, and the black hand mechanism must be either some neuron SIGHT2 like (SIGHT2)-&gt;(SIGHT1) or one of its major preceding neurons like (SIGHT2 mechanism)-&gt;(SIGHT2)-&gt;(SIGHT1). <text:s/>The lack of PCP2 receptors was probably responsible in part for that hungry looking speaker box. <text:s/>I'm not sure where the mechanisms for the red ground paintings and red wall paintings would fit into forming the picture of the outside world sent to my prefrontal cortex. <text:s/>I'm also not sure how the general (NMDA)-<text:soft-page-break/>&gt;(Dopamine) system fits into the picture either, but considering they make up at least part of my final visual reconstruction of the outside world, my hypothesis is this black hand mechanism will also prevent action potentials from reaching most of the dopaminergic system as well. <text:s/>I also am unsure of how the serotonin receptors fit into the picture considering I was stimulated by them. <text:s/>The black hands can prevent my serotonin receptors from fitting into my final picture since I couldn't see the LSD visuals either. <text:s/>Thus the black hand mechanism can prevent action potentials from reaching my final norepinephrine and serotonin receptors. <text:s/>This all makes sense considering black is the absence of light and thus the interpretation of an absence of light would be evolutionarily formed first and followed by interpretation of individual wavelengths of light and white, the combination of many wavelengths of light.</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ext:soft-page-break/>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text:soft-page-break/>“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text:soft-page-break/>&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text:soft-page-break/>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text:soft-page-break/>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text:soft-page-break/>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lt;Amplified Oscillations&gt;&gt;</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text:soft-page-break/>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text:soft-page-break/>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text:soft-page-break/>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ext:soft-page-break/>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text:soft-page-break/>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text:soft-page-break/></text:p>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text:soft-page-break/>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text:soft-page-break/></text:p>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text:soft-page-break/>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text:soft-page-break/>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text:soft-page-break/>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text:soft-page-break/>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text:soft-page-break/>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text:soft-page-break/>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text:soft-page-break/></text:p>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lt;&lt;First Job Experimentation&gt;&gt;</text:p>
      <text:p text:style-name="Standard"/>
      <text:p text:style-name="Standard">&lt;Retrospective&gt; (3/23/22) January 7, 2019: This was my first day on the job working full time as a software engineer for Verizon Connect. <text:s/>This was also my first full time job. <text:s/></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text:soft-page-break/>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text:soft-page-break/>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text:soft-page-break/>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text:soft-page-break/></text:p>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text:soft-page-break/>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text:soft-page-break/>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text:soft-page-break/>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text:soft-page-break/></text:p>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text:soft-page-break/>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text:soft-page-break/>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text:soft-page-break/>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text:soft-page-break/>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ext:soft-page-break/>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lt;&lt;Coronavirus Corona&gt;&gt;</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text:soft-page-break/>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text:soft-page-break/>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text:soft-page-break/>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text:soft-page-break/>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text:soft-page-break/>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ext:soft-page-break/>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text:soft-page-break/>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text:soft-page-break/></text:p>
      <text:p text:style-name="Standard">&lt;&lt;Stripped&gt;&gt;</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text:soft-page-break/>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soft-page-break/>🏅</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text:soft-page-break/>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text:soft-page-break/>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text:soft-page-break/>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text:soft-page-break/>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text:soft-page-break/>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text:soft-page-break/>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text:soft-page-break/>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text:soft-page-break/>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text:soft-page-break/>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ext:soft-page-break/>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text:soft-page-break/>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text:soft-page-break/>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text:soft-page-break/>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text:soft-page-break/>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text:soft-page-break/>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text:soft-page-break/></text:p>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text:soft-page-break/>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text:soft-page-break/>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ext:soft-page-break/>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text:soft-page-break/></text:p>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text:soft-page-break/>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text:soft-page-break/>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text:soft-page-break/>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text:soft-page-break/></text:p>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text:soft-page-break/>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text:soft-page-break/>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ext:soft-page-break/>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text:soft-page-break/>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text:soft-page-break/>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text:soft-page-break/>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text:soft-page-break/>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text:soft-page-break/>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text:soft-page-break/>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text:soft-page-break/>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text:soft-page-break/></text:p>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text:soft-page-break/></text:p>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text:soft-page-break/>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Alone in the pitch dark in the bathroom, I was writing notes with sharpi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deleted my all my subreddits one at a time and used a bot to delete all my posts. <text:s/>Then I deleted my account. <text:s/>I was going to gouge my eyes out because I thought Kim Jong Un had implanted mind control devices and cameras in them. <text:s/>I decided to prove I wasn't a Chinese bot by cutting the other side of my elbow, then I drifted to my wrist, then my hand, and then I backtracked and decided to cut the middle of one of my fingers, then backtracked again and settled on cutting into my middle fingertip. <text:s/>I drew blood from my middle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ext:soft-page-break/>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sexuals and were going to kill me too. <text:s/>While I was fucking Taylor, I was looking at her pussy lost in thought wondering if she was a trans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I even listened to the song The Final Countdown by Europe thinking my life was counting down from a poison.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text:soft-page-break/>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text:soft-page-break/>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text:soft-page-break/></text:p>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text:soft-page-break/>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text:soft-page-break/>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text:soft-page-break/>arrives at the prefrontal cortex for analysis. <text:s/>There are definitely also some hormones involved with sex that are negatively affected. <text:s/>It could feed memories to Mr. Homie like hold up a cheeseburger to show me I should eat because my body was hungry.</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When I got close to the hallucinations or when they jumped at me, they always faded out about 1/3 meters or less from my eyes. <text:s/>Mr. Homie was working to scare me because I fucked my my amp shit and fucked myself over with meth, but I can't be scared. <text:s/>Mr. Homie kept taunting me, laughing, and making gay shadow caricatures. <text:s/></text:p>
      <text:p text:style-name="Standard">At one point for a period of about five minutes, I blacked out and started telling delusions of my best friends I had fucked up and tried meth. <text:s/>I blacked in and was surprised that nobody was there with me in my room. <text:s/>I was blacking in and out for about thirty minutes, and that brief period of about thirty minutes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withdrawal and like experiences people describe from cocaine and crack.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 <text:s/>I have more questions about the experience than answers.</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text:soft-page-break/>is by pharmacological action and not the inaction of its users. <text:s/>I keep going back to write more about the experience because there were a ton of negative effects.</text:p>
      <text:p text:style-name="Standard">5/8/22: At about 7 a.m. March 4 while I was locked out with Breezy, I had a stutter and couldn't talk correctly but kept talking to myself anyway.</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lt;Retrospective&gt; 3/14/22: 7 a.m. - I added this to my PsychonautWiki trip report. <text:s/>I forgot to pay my motel bill that day while I was tripping, so I was locked out. I was blacking in and out while waiting for the office to open and walking my dog in circles for about two hours. My goal was not to do anything stupid like typical homeless man or Florida man. This time is about as hazy as my talks with the friends that weren't actually there, and I got pissed and paranoid so I threw a bag of dog shit sometime around the time of getting a key for my room. Then I woke up in my bed to the motel employees banging on my door explaining I had to leave.</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text:soft-page-break/>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text:soft-page-break/>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text:soft-page-break/>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text:soft-page-break/>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text:soft-page-break/>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I'm still waiting on my 4-AcO-DMT and 4-HO-MiPT. <text:s/>I'm also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I got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text:soft-page-break/>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text:soft-page-break/>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v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text:soft-page-break/>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text:soft-page-break/>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text:soft-page-break/></text:p>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bright scarlet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ere were rainbow traces of lines curling up like wings from the edges of the painting.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text:soft-page-break/>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text:soft-page-break/>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text:soft-page-break/>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text:soft-page-break/></text:p>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ext:soft-page-break/>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text:soft-page-break/>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text:soft-page-break/>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text:soft-page-break/>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ext:soft-page-break/>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text:soft-page-break/>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text:soft-page-break/>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text:soft-page-break/>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text:soft-page-break/>"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text:soft-page-break/>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text:soft-page-break/>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text:soft-page-break/>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text:soft-page-break/>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ext:soft-page-break/>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text:soft-page-break/>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ext:soft-page-break/>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over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text:soft-page-break/>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text:soft-page-break/>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text:soft-page-break/></text:p>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text:soft-page-break/>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text:soft-page-break/>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text:soft-page-break/>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text:soft-page-break/>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text:soft-page-break/>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ext:soft-page-break/>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text:soft-page-break/>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text:soft-page-break/>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text:soft-page-break/>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text:soft-page-break/>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text:soft-page-break/>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text:soft-page-break/>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text:soft-page-break/>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Crank</text:p>
      <text:p text:style-name="Standard">Garfield: A Tail of Two Kitties (orange Adder tailing All too much while DA dog oDie stares)</text:p>
      <text:p text:style-name="Standard">Case Closed</text:p>
      <text:p text:style-name="Standard"><text:soft-page-break/><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oft-page-break/><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text:soft-page-break/>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10 Years Today - Bullet For My Valentine</text:p>
      <text:p text:style-name="Standard">Suffocating Sight - Trivium</text:p>
      <text:p text:style-name="Standard">Pillars of Serpents - Trivium</text:p>
      <text:p text:style-name="Standard">Chasing Death - Slayer</text:p>
      <text:p text:style-name="Standard">Human Strain - Slayer</text:p>
      <text:p text:style-name="Standard">Unit 731 - Slayer</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Breathe into Me - Red</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Dancing on My Grave - Silverstein : Transitions</text:p>
      <text:p text:style-name="Standard">Natural Born Chaos - Soilwork : Natural Born Chaos</text:p>
      <text:p text:style-name="Standard">Blind Eye Halo - Soilwork : Stabbing The Drama (STD)</text:p>
      <text:p text:style-name="Standard">Chalk Outline - Three Days Grace</text:p>
      <text:p text:style-name="Standard">Phantom Self - Sepultura</text:p>
      <text:p text:style-name="Standard">Anything to Numb - Varials</text:p>
      <text:p text:style-name="Standard">#FUCK - Nova Prospekt</text:p>
      <text:p text:style-name="Standard">I Try So Hard - Tribal Ink</text:p>
      <text:p text:style-name="Standard">Try to Be Me - Tribal Ink</text:p>
      <text:p text:style-name="Standard">Ignition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text:soft-page-break/>15 Pieces of Flare - The Amity Affliction : Youngbloods</text:p>
      <text:p text:style-name="Standard">Blind - Korn</text:p>
      <text:p text:style-name="Standard">What's Left of Me - blessthefall : Witness</text:p>
      <text:p text:style-name="Standard">Carrion - Call of Duty: Black Ops II Zombies</text:p>
      <text:p text:style-name="Standard">Archangel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text:soft-page-break/>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 given their occurrence around my medication start date of 8/24/21:</text:p>
      <text:p text:style-name="Standard">List 1. The 3D sky blue wires drawing in thin air: 12/19/21</text:p>
      <text:p text:style-name="Standard"><text:tab/>Cholinergic? <text:s/></text:p>
      <text:p text:style-name="Standard"><text:tab/>They weren't blue when I was a kid. <text:s/>They were rainbow, and sometimes they still are. <text:s/>That's probably a combination with PCP2 inhibition.</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scarlet ground paintings like blood shining in the sun with rainbow traces curling up like wings: 8/30/21</text:p>
      <text:p text:style-name="Standard"><text:s text:c="2"/>Cholinergic, appear to mediate the rainbow hallucinations induced by blocking PCP2. <text:s/>It prevented most of the </text:p>
      <text:p text:style-name="Standard"><text:s text:c="3"/>rainbow lines from being seen. <text:s/>The rainbow lines appeared as if they were in 3D space this time, but maybe there were just conveniently placed in my mind's eye to supplement the 3D painting on my bed.</text:p>
      <text:p text:style-name="Standard"><text:tab/>I felt a fondness for the thought of defeating an enemy</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 and drinking blood of an enemy to continue an adrenal assault?</text:p>
      <text:p text:style-name="Standard">3. The solid, crimson red square wall paintings that fell like they were gravitating : 12/19/21</text:p>
      <text:p text:style-name="Standard"><text:tab/>Probably separate from those paintings on the floor. <text:s/>Cholinergic?</text:p>
      <text:p text:style-name="Standard"><text:tab/>I don't recall emotional content or logical thought.</text:p>
      <text:p text:style-name="Standard"><text:tab/>Evolutionary benefit: Watching porn and other media makes me think straight sexual intercourse since it's like a woman's period? <text:s/>It's also like blood falling in the distance reminiscent of continuing an attack on an enemy while feeling no pain and emotional distress to stop.</text:p>
      <text:p text:style-name="Standard">4. The PCP2 numbing hallucinations : Occurred most of the time I was medicating August 2021 to January 2022, peaked after six days on 8/30/21 and decayed after September. <text:s/>Mostly gone in January after 5 months.</text:p>
      <text:p text:style-name="Standard"><text:tab/>2D 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like enemy facial expressions : https://www.jneurosci.org/content/28/36/8873</text:p>
      <text:p text:style-name="Standard">5. The NMDA numbing hallucinations : Occurred most of the time I was medicating August 2021 to January 2022, but seemed to peak 8/30/21 and rise to resurgence in December</text:p>
      <text:p text:style-name="Standard"><text:tab/>The white light like a full moon in the mind's eye or 2D 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 : 12/8/21</text:p>
      <text:p text:style-name="Standard"><text:soft-page-break/><text:s text:c="2"/>Cholinergic? <text:s/></text:p>
      <text:p text:style-name="Standard"><text:s text:c="2"/>Likely responsible for seeing multiple rainbow women at the same time.</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like the cheetah in the honey trees or grassy savanna</text:p>
      <text:p text:style-name="Standard">7. The shifting of the color grey into things like Zoda when I'm in the dark and the coloring of black to grey</text:p>
      <text:p text:style-name="Standard"><text:s text:c="2"/>Generally a proportional metamorphosis with respect to distance</text:p>
      <text:p text:style-name="Standard"><text:s text:c="2"/>Greatly enhanced by sweet tea and other sources of caffeine</text:p>
      <text:p text:style-name="Standard"><text:s text:c="2"/>Cholinergic?</text:p>
      <text:p text:style-name="Standard"><text:s text:c="2"/>I frequently saw this as a kid as this would form the body of the Michael Myers I would see at night while the NMDA hallucinations presumably would form the white face, and it's also like that scene where Jason went up to the little girl in Friday the 13th Part VI</text:p>
      <text:p text:style-name="Standard"><text:s text:c="2"/>Scared me as a kid but amuse me now since I can't be scared</text:p>
      <text:p text:style-name="Standard"><text:s text:c="2"/>Evolutionary benefit: enhancement of close range recognition of enemies in the dark since long range is interfered? <text:s/>I'm unconvinced this has any sort of evolutionary benefit and may just be neural damage from ADHD. <text:s/>Yet why would they persist even when medicating?</text:p>
      <text:p text:style-name="Standard">8. The silencing of the spoken lies around me as I screamed out my own : 9/19/21</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9. My broken DAT system and likely broken NET system</text:p>
      <text:p text:style-name="Standard"><text:tab/>Social interaction problems</text:p>
      <text:p text:style-name="Standard"><text:tab/>Speech impediments like infrequent stammering during periods of inner revelation?</text:p>
      <text:p text:style-name="Standard"><text:tab/>Evolutionary benefit: independent work</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1. Black cholinergic floor textures</text:p>
      <text:p text:style-name="Standard"><text:tab/>In November 2017, I saw a forward flowing river of like 40 black or dark grey variations of the capital letter A textured in the ZBT hallway. <text:s/>They were embedded and flowed from my feet twenty feet down the hallway and turned right into the stairwell. <text:s/>It seemed like a manifestation of my overall will for the future. <text:s/>It was vaguely reminiscent of my meth experience.</text:p>
      <text:p text:style-name="Standard">2. The black hands I saw receding to the environment on 12/31/2016</text:p>
      <text:p text:style-name="Standard">3. 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 and PCP (but not other dissos)</text:p>
      <text:p text:style-name="Standard"><text:tab/>I think people in the music industry somehow abuse meth and destroy their own cells to find this </text:p>
      <text:p text:style-name="Standard"><text:tab/>Perhaps this could be explained by something found in alcohol and Edgar Allen Poe</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lt;&lt;Neither Well Nor Fair&gt;&gt;</text:p>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text:soft-page-break/>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text:soft-page-break/>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text:soft-page-break/>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text:soft-page-break/>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text:soft-page-break/>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text:soft-page-break/>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text:soft-page-break/>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text:soft-page-break/>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text:soft-page-break/>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 <text:s/>This is like the Earth swallowing me to resume the cycle of life.</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In death, I wish to feel a comforting relief from my problems of life like pain and addiction while full body orgasming and witnessing a parade of dancing nude and lingerie adorned women bearing Boar's Head fried chicken steep Luzianne sweet tea, blueberries, milk chocolate Mr. Goodbars, sweet dew smelling sakura tree petals, and more while drifting to a relaxing sleep in a mountainous, snowy sunset with the stars and moon rising to the hands of the night sky universe enveloping me in one final love.</text:p>
      <text:p text:style-name="Standard">5:40 p.m. - I applied to Amazon in Seattle.</text:p>
      <text:p text:style-name="Standard"><text:soft-page-break/>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text:soft-page-break/>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text:soft-page-break/>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text:soft-page-break/>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text:soft-page-break/>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text:soft-page-break/>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text:soft-page-break/>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text:soft-page-break/>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text:soft-page-break/>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text:soft-page-break/>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text:soft-page-break/>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text:soft-page-break/>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text:soft-page-break/>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text:soft-page-break/>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text:soft-page-break/>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7. My pointed heels and the acidic throw up. <text:s/>I suspect this is the addition of adrenal heel resources and puking removal of transporters to make adrenal room.</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ext:soft-page-break/>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text:soft-page-break/>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text:soft-page-break/>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text:soft-page-break/>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text:soft-page-break/>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text:soft-page-break/>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text:soft-page-break/>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text:soft-page-break/>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text:soft-page-break/>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text:soft-page-break/>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text:soft-page-break/>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text:soft-page-break/>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ext:soft-page-break/>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text:soft-page-break/>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text:soft-page-break/>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text:soft-page-break/>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text:soft-page-break/>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text:soft-page-break/>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text:soft-page-break/>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text:soft-page-break/>(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text:soft-page-break/>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text:soft-page-break/>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ext:soft-page-break/>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text:soft-page-break/>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text:soft-page-break/>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text:soft-page-break/>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text:soft-page-break/>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text:soft-page-break/>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text:soft-page-break/>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text:soft-page-break/>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text:soft-page-break/>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text:soft-page-break/>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text:soft-page-break/>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text:soft-page-break/>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text:soft-page-break/>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text:soft-page-break/></text:p>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text:soft-page-break/>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text:soft-page-break/>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text:soft-page-break/>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text:soft-page-break/>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text:soft-page-break/>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Added Skirteasey, a new anime girl character skin; may the sweet teas be with you</text:p>
      <text:p text:style-name="Standard">Mirrorain map with mountainous, foggy night rain and a reflecting pool</text:p>
      <text:p text:style-name="Standard">Updated Time Cellar with an atomic nucleus and electron cloud</text:p>
      <text:p text:style-name="Standard">Better blood splatter</text:p>
      <text:p text:style-name="Standard">Better bullet wound sprite</text:p>
      <text:p text:style-name="Standard">Added white fire to the tail of the end screen's ampersands</text:p>
      <text:p text:style-name="Standard">PC only: removed pause button and weapon switch buttons, scaled in game UI elements to be smaller</text:p>
      <text:p text:style-name="Standard">Enabled continual jumping by holding down joypad or keys (I can't believe it took me this long to recognize and implement this)</text:p>
      <text:p text:style-name="Standard">Updated Osama enemy to use my new polygon collision shape system</text:p>
      <text:p text:style-name="Standard">Increased bullet wound spread to the limits on some enemies</text:p>
      <text:p text:style-name="Standard">Showed confirmation popup when using reset customizations button</text:p>
      <text:p text:style-name="Standard">UI popup symmetry update</text:p>
      <text:p text:style-name="Standard">Balancing updates: Increased late game utility of pistol and M4 and decreased last damage upgrade of railgun</text:p>
      <text:p text:style-name="Standard">Updated new UI elements' focusing with keyboard and controller input</text:p>
      <text:p text:style-name="Standard">Bug fixes: total time played sometimes using integer division instead of modulus, custom controls not loading at startup, reset customizations button not affecting UI, wrong gun paint customization on first launch, regression of custom colors not modifying button background color, controller aiming regression, resetting default input controller input has wrong string, regression of volume setting not saving</text:p>
      <text:p text:style-name="Standard"><text:soft-page-break/>Credits: </text:p>
      <text:p text:style-name="Standard">Reflective water: https://www.youtube.com/watch?v=32jdNLTJ3zY</text:p>
      <text:p text:style-name="Standard">Fog: https://github.com/Gonkee/Gonkees-Shaders/blob/master/fog.shader</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text:soft-page-break/>equation speedup(p processor algorithm) / p, which shows how well the total work (Joules per second) 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text:soft-page-break/>1995 at 3:29 a.m.,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text:soft-page-break/>Hobbit, The Lord of the Rings was respectfully difficult for me to finish at times. <text:s/>To improve my 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text:soft-page-break/>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text:soft-page-break/></text:p>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4:58 a.m. - I applied to Google to work for their Pixel Android department and hopefully improve the deteriorating usability of phones. <text:s/></text:p>
      <text:p text:style-name="Standard">2:37 p.m. - I just felt like I was being stabbed in the forehead. <text:s/>I've been craving amphetamine ever since I quit it. <text:s/>My skin still crawls along with the wavering of my faculties. <text:s/>Flying colors and red slashes born of a lack of glutamate in NMDA systems still grace me. <text:s/></text:p>
      <text:p text:style-name="Standard">5:18 p.m. - You can't buy multivitamins with Food Stamps. <text:s/>That wastes so much money since the cheapest way to eat is by having one cheap Centrum multivitamin combined with Ramen and eggs for every meal. <text:s/>There's no dog food with the SNAP benefits either, so I'll make sure all the ingredients in Hormell chili and cheese are okay for Breezy, and I'll feed him that.</text:p>
      <text:p text:style-name="Standard"/>
      <text:p text:style-name="Standard"><text:soft-page-break/>March 10, 2022: 5:30 a.m. - I have $850 in food stamps. <text:s/>Someone definitely did a manual override of the automated system to give me too much money either as another stupid joke or as another stupid test. <text:s/>It's like that episode of Family Guy Death Has a Shadow. <text:s/>I took a brisk walk to Publix and got some nice chili cheese dogs and Nutty Bars. <text:s/>I've got to call the DEFAX welfare organization to notify them of the error then go to Walmart to get more food. <text:s/></text:p>
      <text:p text:style-name="Standard">6:23 a.m. - Very vibrant red slashes and lattices adorn my vision as my upper lip numbs much more than the rest of my body.</text:p>
      <text:p text:style-name="Standard">9:55 a.m. - I left a message to DEFAX about the excessive SNAP payment. <text:s/>My skin and hair are getting really dry like last year about the same time. <text:s/>I remember everything being so dry until I took MDMA which fixed that. <text:s/>I watched South Park and Case Closed while everything was super dry. <text:s/>I was on acid and remember Richard Moore saying something was "cut and dry" like the acid I used to relieve some of my amphetamine addiction. <text:s/>Acid and 3-MeO-PCP didn't help with the dryness. <text:s/>I don't know what caused that but it must be related to the release of neurotransmitters or the calcium channel thing. <text:s/>The pain behind my right eye is also coming to light again. <text:s/>It's hard to feel my dry skin. <text:s/>I still have the red slash and colored lattice NMDA visuals.</text:p>
      <text:p text:style-name="Standard">11:42 a.m. - I drank some blueberry laden sweet tea, and my center forehead is now killing me. <text:s/>Referencing the war in Ukraine, Vladimir Putin and his Russian oligarchs merely need something better to do with their time than fuck people in the ass like the people who know about me and my disorder in America. <text:s/>Someone should introduce Vladimir Putin and the rest of the oligarchy to amphetamine, MDMA, psychedelics, cannabis, and 3-MeO-PCP so they can take up writing, painting, and even programming. <text:s/>Amphetamine nurtures intelligence and morality while the remainder can help retain it. <text:s/>Perhaps his soul is beyond such reprogramming like maybe some who destroy their brain with meth. <text:s/>Then I have no solutions to change the motivations of such people. <text:s/>Start the "Get Putin High" movement now. <text:s/>I posted on Reddit about it. <text:s/>Get him off the booze. <text:s/></text:p>
      <text:p text:style-name="Standard"/>
      <text:p text:style-name="Standard">March 11, 2022: 8:07 a.m. - YouTube removed my video of Prophet Launcher 4.5 for "harassment and cyber bullying". <text:s/>I appealed, and it was almost immediately rejected within a few minutes. <text:s/>I assume a robot rejected it as well. <text:s/>I'm switching to Vimeo forever. <text:s/>It's just like Google Play taking down my game Prophet Launcher for "terrorism". <text:s/>I give up on Google's YouTube just like I gave up on its censored, filtered search results to use Qwant search engine. <text:s/>I have lost faith in the Google company. <text:s/>I also don't use Google Chrome anymore. <text:s/>I use Vivaldi Browser which is an open source Chromium fork. <text:s/>I still use Google Images and Google Maps, but I think their time will come too. <text:s/>I'm hosting the video on my personal server and making a Vimeo account for Prophet Launcher's itch.io trailer video URL.</text:p>
      <text:p text:style-name="Standard">In light of my YouTube issues, I'm learning to encode videos properly using Shotcut. <text:s/>Good settings: </text:p>
      <text:p text:style-name="Standard">Container: .mp4</text:p>
      <text:p text:style-name="Standard">Codec: H.264 NVENC</text:p>
      <text:p text:style-name="Standard">Constrained VBR </text:p>
      <text:p text:style-name="Standard">Average bitrate: 14 Mb/s </text:p>
      <text:p text:style-name="Standard">Quality: 100% qmin=0</text:p>
      <text:p text:style-name="Standard">GOP: 900 frames</text:p>
      <text:p text:style-name="Standard">B frames: 2</text:p>
      <text:p text:style-name="Standard"/>
      <text:p text:style-name="Standard">I applied to JWPlayer and Wistia, competitors to YouTube. <text:s/></text:p>
      <text:p text:style-name="Standard">10:18 a.m. - I just added more detail and links on my resume. <text:s/>It was difficult to keep it concise and one page. <text:s/>I also applied to Hinge Health, Wells Fargo, Adobe, Kingston Mortgage Corporation, Motorola, Showtime, Honor, MSI, Lenovo, Dell. <text:s/></text:p>
      <text:p text:style-name="Standard">2:34 p.m. - That's 12 jobs to which I applied with Trailer Park Boys as a backdrop.</text:p>
      <text:p text:style-name="Standard"/>
      <text:p text:style-name="Standard"><text:soft-page-break/>March 13, 2022: 11:38 a.m. - I applied to weedmaps.com, Hifyre (WikiLeaf), True Terpenes, UIPath, RealWear, Nintendo of America, WebMD, Epic, Shell, QCells.</text:p>
      <text:p text:style-name="Standard">5:39 p.m. - I applied to WOMBO. <text:s/>My new indeed request url: https://www.indeed.com/jobs?as_and=software%20engineer&amp;as_phr&amp;as_any&amp;as_not&amp;as_ttl&amp;as_cmp&amp;jt=fulltime&amp;st&amp;sr=directhire&amp;salary&amp;radius=25&amp;l=washington&amp;fromage=any&amp;limit=50&amp;sort=date&amp;psf=advsrch&amp;from=advancedsearch&amp;vjk=e0e4f3b6ac157900</text:p>
      <text:p text:style-name="Standard"/>
      <text:p text:style-name="Standard">March 14, 2022: 11:00 a.m. - It hurts behind my right eye again. <text:s/>Drinking sweet tea isn't helping it any. <text:s/>Jeff Foxworthy made a joke that reminds me about that in the Blue Collar Comedy Tour: One for the Road. <text:s/>The movie released in 2003 has some ADHD jokes which became especially evident with the joke about orange juice concentrate.</text:p>
      <text:p text:style-name="Standard">2:41 p.m. - It still hurts behind my right eye. <text:s/>It's pretty distracting.</text:p>
      <text:p text:style-name="Standard"/>
      <text:p text:style-name="Standard">March 16, 2022: 8:15 p.m. - I worked on Prophet Launcher for the past 2 hours and got a lot done. <text:s/></text:p>
      <text:p text:style-name="Standard"/>
      <text:p text:style-name="Standard">March 17, 2022: 1:17 p.m. - My old Modern Warfare sensitivity was 15 using an Eblue mouse, but given their scarcity, I will need to find another similarly designed lightweight, right handed gaming mouse.</text:p>
      <text:p text:style-name="Standard">5:13 p.m. - I still see the NMDA red slashes and lattices of the government and gang mandated baring of me to a "hunger strike" and subsequent welfare trickling down a drip feed. <text:s/>They're still slowly fading as my body heals itself of the sacrifices I made. <text:s/>Despite my temporary indulgence of this so called "government assistance", an eroding runoff from the aqueducts adorning their crystal palaces, I still refuse to partake in a welfare state rejuvenating the serfdom of old frigid country quarters.</text:p>
      <text:p text:style-name="Standard"/>
      <text:p text:style-name="Standard">March 18, 2022: 10:42 a.m. - The difference between the United States and Russia with "peacekeeping" missions in civil war blighted countries is that Russia's peacekeeping mission is done along its border and in a former province. <text:s/>It's more justified than the U.S. invasion of Iraq or the U.S. invasion of Korea and Vietnam for "peacekeeping". <text:s/>A U.S. invasion of Mexico in the name of peacekeeping would be more justifiable than the "peacekeeping" missions in Korea, Vietnam, and even Ukraine. <text:s/>As for taking sanctions off of Iran to justify the sanctions on Russia's oil market, I'd rather trade with Russia than state sponsored terrorism aggressor Iran. <text:s/>Even worse is the continued oil and weapons trading with Saudi Arabia despite widespread knowledge they are the biggest financier of terrorism of any country.</text:p>
      <text:p text:style-name="Standard">11:34 a.m. - I'm a little irked I'm having to shave more frequently now. <text:s/>I'm also having to shave my chest more frequently now. <text:s/>The "hair on your chest" mantra is complete horse shit for anyone but show off, lying mane men. <text:s/>I'm waiting on next steps in a Microsoft interview. <text:s/>I'm pretty sure question 2 didn't have a valid solution, so I commented how I would do my own solution with the same time complexity but more memory complexity. <text:s/>I could have used a variable instead of an array to authenticate a sequence of numbers, so I could have used less space in my solution, but whatever. <text:s/>I didn't try my ass off in school and my personal life for twenty years to have a useless degree, dead family, and remain a destitute medical transplant like Chevy Cheese Chelios from Crank 2 and his big, strong "horse" tranquilized heart.</text:p>
      <text:p text:style-name="Standard">5:43 p.m. - I'm working on reflective water in Prophet Launcher which will carry over to my 2D anime girl game. <text:s/>I have more of a business than many of the companies to which I've applied. <text:s/>Over four years, I've made eight games in my portfolio, four of which are 2D and four of which are 3D. <text:s/>I've also published an open source timer application. <text:s/>I'm being fucked for sadism and my special ADHD mutations which could be used for STD research and maybe cancer research. <text:s/>Given my mom was developing and dying from cancer by smoking and drinking all her life including during her pregnancy <text:soft-page-break/>with me, it makes sense evolution would gift me defensive measures against those terrible things which plagued and killed my mother.</text:p>
      <text:p text:style-name="Standard"/>
      <text:p text:style-name="Standard">March 19, 2022: 7:04 p.m. - I drank some sweet tea forty-five minutes ago, and now it hurts behind my right eye again. <text:s/>It will continue to aggravate my amphetamine addiction for a while. <text:s/>My amphetamine addiction will continue for over seven more months as if I'm carrying a child in my womb for nine months just as my mother has done. <text:s/>I don't think there's a way to make the sweet tea not hurt me when I'm in amphetamine withdrawal. <text:s/>I think my problems with ADHD compound with the addiction problems to create the more intense pain I would feel back in 2018 and 2019. <text:s/>I just watched a food network style video on YouTube with a woman making Luzianne sweet tea. <text:s/>I think that's a sign of my addiction to sweet tea and its caffeine and sugar just like the obese people who watch Food Network. <text:s/></text:p>
      <text:p text:style-name="Standard"/>
      <text:p text:style-name="Standard">March 20, 2022: 2:04 p.m. - Companies like Pepsi are still doing business with Russia, but I can't get a job.</text:p>
      <text:p text:style-name="Standard">8:12 p.m. - Watching the end of Trailer Park Boys has me thinking about marriage traditions. <text:s/>It's no wonder half of all marriages end in divorce when it is customary to have a beforehand stag party with guests to steal away the marriage at hand either by temptation or diminishing the value of the partnership. <text:s/>If the partnership is truly valuable, a man and woman would not detract from it by engaging in sexualized activities to "celebrate". <text:s/>I'm not sure where I'll find a woman to marry. <text:s/>It will be easy to be forthcoming with them about my situation once I visit the doctor and get all this ADHD and STD stuff cleared up. <text:s/>I wish those strippers had been as forthcoming with their minds as they were with their bodies. </text:p>
      <text:p text:style-name="Standard">Mr. Lahey's statement about the most valuable currency being gratitude rings true in light of death. <text:s/>In death, the gratitude for the life you had will come back to you again. <text:s/>It's like those medals on Bubba in The Texas Chainsaw Massacre 2. <text:s/>My website, my video games, and my relationships with my dogs, family, and friends will come back to me in death in that "flash" I'll see at the end of my life. <text:s/>My so called "holy death" grows ever more holy in proportion to my relationship with my god, Joseph Richard Cantrell. <text:s/>Knowing this fact, I'll continue to worship myself even in times of despair. <text:s/></text:p>
      <text:p text:style-name="Standard">9:35 p.m. - I drank a big cup of sweet tea as I wrote at 8:12. <text:s/>I can make out faces, lattices, and spots and strings of light moving around. <text:s/>The telephone pole light and surrounding tree branches outside were taking the shape of a peacock earlier. <text:s/></text:p>
      <text:p text:style-name="Standard">10:33 p.m. - I want memory foam lined glasses frames, watch straps, mouse pad bases, t-shirts, basketball shorts, and even underwear. <text:s/>My comfort setup is as soft as my softest link.</text:p>
      <text:p text:style-name="Standard">11:42 p.m. - I've changed my wifi hotspot names to josephcantrell.org with suffixes of <text:s/>Goldsplasher, Cyanweaver, Scarletheel, Prismancer, Misteye, Crimsokneel, Furlongrayer, and lastly and to be changed, Nightpalms.</text:p>
      <text:p text:style-name="Standard"/>
      <text:p text:style-name="Standard">March 21, 2022: 2:08 p.m. - Apparently the Estes company of the nineties inventing Adderall and ruining the greatness of racemic amphetamine is poked at in An Ocean Between Us by As I Lay Dying and South Park's Butters' Very Own Episode. <text:s/>It also pokes fun at how it can be used to make ADHD people more vulnerable and submissive by giving them more dopaminergic dextroamphetamine and less noradrenergic levoamphetamine, thus causing them to chase people fueled by sadistic dextroamphetamine and methylphenidate as well as sadistic illicit drugs like cocaine and meth.</text:p>
      <text:p text:style-name="Standard">&lt;Retrospective&gt; 4/5/22: I was thinking about this again today, and it was Shire that was the company I was thinking. <text:s/>I'm not sure where I read about Estes. <text:s/>Perhaps it was a name of a researcher. <text:s/>I thought it was a company that was later acquired by Shire. <text:s/>Perhaps it is and I just can't find it anymore. <text:s/>Perhaps I was mistaken. <text:s/>It's also a word in Spanish. <text:s/>I have no idea how I got those confused in my head. <text:s/>It's simply a misnomer. <text:s/></text:p>
      <text:p text:style-name="Standard"/>
      <text:p text:style-name="Standard"><text:soft-page-break/>March 22, 2022: 7:31 p.m. - I still see rainbow lines, red slashes, and lattices with the brief occasional appearance of a simple rainbow traced face with white innards. <text:s/>It's now 57 days since I quit amphetamine, and I'm still hallucinating as a result of my cells learning to protect themselves from my addiction and other harm.</text:p>
      <text:p text:style-name="Standard">7:46 p.m. - The pain behind in my right eye is returning despite the numbness of all my body, especially my upper lip. <text:s/>I drank a big cup of Luzianne sweet tea and smoked some browns within the past ninety minutes.</text:p>
      <text:p text:style-name="Standard"/>
      <text:p text:style-name="Standard">March 23, 2022: 6:54 p.m. - Given that programmed machines can easily replace most humans performing physical tasks like organizing, assembling, pricing, and verifying groceries, cleanliness, and driving, more jobs will shift to the programming market. <text:s/>With prerequisites like a four year degree from a government accredited institution, the current "utility" of programming literacy tests is like the justification used to deny blacks and women the right to vote. <text:s/>Soon the surpluses of the world generated by technology like automation will be used to justify the rich holding the poor in motel cages of unemployment where they are bound to snap at these food "stamps" wrangling their limited joy from unreachable pillars and revolt in a new "tea party". <text:s/>The grandfathered rich and the few to be employed in the automated marketplace will reap the benefits of extended benefits like tea and cookies called cocaine, methylphenidate, Desoxyn, or whatever the hell rich people are feeding each other these days. <text:s/>Those resources will then be used to exploit the poor while they are persuaded to retain their subservience. <text:s/>The new form of slavery in light of massive surpluses cast the rich as bullfighters and the poor as bulls. <text:s/>The bulls do not need to work for their food, water, and shelter, but they are raised to be penetrated with swords of terror and brutality that kill for the rich and the poor who are placated by the rich in the hope they too can ascend in caste or status. <text:s/>This is the new welfare caste system which is better described as a communist caste society.</text:p>
      <text:p text:style-name="Standard">The surpluses of countries will pour in to decimate their enemies in the name of "kindness" or "education" just like the immigration of Cuban jail dregs in Scarface. <text:s/>Given limits on immigration, this is a stretch, but the Chinese and more importantly the allegedly "democratic" Indians have four times as many people as the United States such that they could replace our entire population and overrule our democracy if we let them. <text:s/>Unchecked immigration from Mexico and south of Mexico ("south Mexico") can also further this goal of destabilizing the United States. <text:s/>These companies claim the talent pool in the United States is small enough to justify hiring expatriates, but I'm proof these companies are simply not even trying. <text:s/>The United States should further restrict its immigration policy like Japan's difficult naturalization process, and as such I support Donald Trump and the Republicans with their great immigration policies confronting this issue improperly deemed as "racist" by their antagonists. <text:s/>The Great Southern Wall of America should be built and patrolled not only by people but by the same types of drones drug smugglers would use to carry drugs over them. <text:s/>A moat canal should be built on the American side of the wall. <text:s/>That's a long dig project, but most of the digging can be automated by machines anyway. <text:s/>It's simple: program the AI to recognize the hole isn't deep enough, and have it move forward and dig like a shovel from the ground below and haul the dirt to make some type of tourist hill attraction like The Great American Trade Hills.</text:p>
      <text:p text:style-name="Standard">I just divided and titled my life noted here into chapters. <text:s/>I like creating some sort of concrete titular reference to summarize portions of my life.</text:p>
      <text:p text:style-name="Standard"/>
      <text:p text:style-name="Standard">March 24, 2022: 1:26 p.m. - I can't find a single phone that functions well anymore. <text:s/>They all have rounded screen corners that clip the contents, notches and holes etched in the screen, restrictions hampering root access, the swapping of task switch and menu button functionality leading to the complete removal of a menu key, and flagship phones over six inches which are too big to comfortably hold and use.</text:p>
      <text:p text:style-name="Standard"><text:soft-page-break/>The Android operating system itself has devolved in terms of its user interface since KitKat with the removal of dark backgrounds, the selection of only one background app task or tab at a time with task switching in the modern day of browser tabs and Windows OS, and the moving of the clock from the group of status indicators in the top right. <text:s/>The battery icon still does not have an overlay showing the percentage inside the icon and takes up lots of space beside the icon. <text:s/>Cyanogenmod has has this feature for over ten years. <text:s/></text:p>
      <text:p text:style-name="Standard"/>
      <text:p text:style-name="Standard">March 26, 2022: 3:16 a.m. - I'm going to wait for Microsoft to make some sort of decision on my application. <text:s/>If they refuse to work with me, then I'll send out another round of applications. <text:s/>If by early May I have received NOTHING in good faith for my future, me and these rich, fat fuckeries of a caste system will die ONCE and for all. <text:s/></text:p>
      <text:p text:style-name="Standard"/>
      <text:p text:style-name="Standard">March 27, 2022: 3:56 a.m. - I beat Borderlands again. <text:s/>This time I noted the metaphor of death as the final boss, The Destroyer. <text:s/>It crawled back into its portal to remain forever. <text:s/>Death is eternal. <text:s/>The guardian enemies had skulls for heads yet no mouths to continue feeding like an ordinary organism. <text:s/>Before that, I remember Josh proclaimed The Destroyer to be the vagina monster. <text:s/>It also looks like a metaphor for sex given it pierced Commandant Steele in her uterus area before beginning the fight. <text:s/>Claptrap is an obvious STD metaphor just like in the sequel.</text:p>
      <text:p text:style-name="Standard">4:29 a.m. - I don't support the death penalty. <text:s/>I support increasingly intense methods of reformation including everything from pleasant persistence, book learning, and television like South Park's moral statements to extreme methods of reformation like long term drug treatment with amphetamine which is necessary for me.</text:p>
      <text:p text:style-name="Standard">To solve the problem of curiosity and expanding horizons through trying all classes of drugs including opioids, there could be safe ingestion centers run by the government where people could sign up to try dangerous drugs like once or twice in their lifetime, and then walk away forever like I did. <text:s/>I satisfied my curiosity of things like heroin and cocaine, and I've walked away forever. <text:s/>I feel no shame in expanding my ideas of my own neurology in the manner I did by trying lots of different drugs. <text:s/>I only get to live one time, and I'm glad I managed to experience that part of life. <text:s/>I would never surrender my life over to a useless addiction like heroin when I have already sworn my life to amphetamine due to neurodegenerative ADHD. <text:s/>There is no easy solution to the age old "curiosity killed the cat" problem.</text:p>
      <text:p text:style-name="Standard">8:39 p.m. - I woke up at 5 p.m. <text:s/>Drinking sweet tea still makes me see red slashes, faded single color lattices, and less often, some vague resemblances of rainbow faces. <text:s/>Everything is less than 30% opacity.</text:p>
      <text:p text:style-name="Standard">9:21 p.m. - The pain in my right eye comes back as I peak on the sweet tea. <text:s/>It is proportional to the amount of sweet tea I drink.</text:p>
      <text:p text:style-name="Standard"/>
      <text:p text:style-name="Standard">March 29, 2022: 2:08 a.m. - Breezy will be eating Hormell Chili Cheese Macaroni I'm going to make for him so he gets his micronutrient, caloric and protein necessities.</text:p>
      <text:p text:style-name="Standard"/>
      <text:p text:style-name="Standard">March 30, 2022: 4:45 a.m. - I'm super itchy after drinking this glass of Luzianne sweet tea. <text:s/>I can see lots of red slashes.</text:p>
      <text:p text:style-name="Standard"/>
      <text:p text:style-name="Standard">March 31, 2022: 7:03 a.m. - I still see red slashes. <text:s/>Given everything I've witnessed, I'm not very optimistic about my future, but I will remain optimistic nevertheless. <text:s/>My head hurts on the top left side and is very itchy. <text:s/>I'm rather restless. <text:s/>This amphetamine addiction will wax and wane just like my ADHD. <text:s/>It will also compound with my ADHD since it is the remedy to my cells' woes. <text:s/></text:p>
      <text:p text:style-name="Standard">7:19 a.m. - I actually feel pretty happy despite my head hurting. <text:s/>I'm alternating between hopeless sadness and happiness.</text:p>
      <text:p text:style-name="Standard"><text:soft-page-break/>7:18 p.m. - I just woke up. <text:s/>I can see about ten red slashes almost one cm in thickness, one meter in length, and two cm apart in a row down my white wall. <text:s/>They are all rotated about ten degrees. <text:s/>They stayed for about three seconds and are coming back every so often but not for that long again. <text:s/></text:p>
      <text:p text:style-name="Standard">7:22 p.m. - I just saw the same imagery but rotated about eighty degrees and running the entire length of about three meters down my wall. <text:s/>They were still about one centimeter thickness but about ten centimeters apart with the entire imagery of red slashes being about one meter in width.</text:p>
      <text:p text:style-name="Standard">7:27 p.m. - Now the red slashes are much more chaotic and quickly appearing and vanishing as red and other solid colored lattices also form. <text:s/>My ADHD looks to always be much worse upon awakening.</text:p>
      <text:p text:style-name="Standard">11:28 p.m. - Playing Fallout New Vegas, me as the courier getting shot in the head, left for dead, and looted of a platinum chip make more sense. <text:s/>Platinum is like silver and a shiny color close to white like my NMDA deficit hallucinations. <text:s/>The platinum chip is also like the Platinum Club where I got that STD which shook up my disorder to make it worse. <text:s/>I just killed Benny and am on track to kill Mr. House. <text:s/>Benny could be a sort of metaphor for the MDA problem as "been E" makes sense given E, MDMA, metabolizes to MDA. <text:s/></text:p>
      <text:p text:style-name="Standard"/>
      <text:p text:style-name="Standard">April 1, 2022: 5:08 a.m. - I finished watching Akame ga Kill again. <text:s/>The story is a metaphor for becoming older and slaying the traditional childish portion of oneself. <text:s/>The child emperor using the gigantic ancient relic was defeated by Tatsumi's evolving relic, guillotined, and buried. <text:s/>As I am older, such biological aspects of myself like those used to grow myself taller are forever buried. <text:s/>For me, it means bearing the curse of Akame's blade (my disorder or an STD) and learning to use the colorful facets of my ADHD depicted in the anime. <text:s/>The very end where Akame eliminates the target in front of her, the watcher of the anime, is a delightful representation of the end of a human's biological clock: a human's programmed suicide by age. <text:s/>Perhaps something like that will be one of my last sights. <text:s/>I still expect a parade; there is the matter of those beautiful golden adornments shown in Lione and the ending song's flower petals. <text:s/>The red slashes at the end of the show are just like what I'm seeing now. <text:s/>The Pumpkin relic is very much like amphetamine in that it amplifies my body's strength under duress, and it's orange like the typical amphetamine tablet. <text:s/>I always took a capsule though.</text:p>
      <text:p text:style-name="Standard">April 2, 2022: 8:17 a.m. - My left eye felt a sharp pain after drinking some sweet tea filled with about twenty blueberries. <text:s/>It gives it a light flavor that is pleasant, and eating the tea soaked blueberries after is great too. <text:s/>Perhaps the blueberries soaked in tea can slow the absorption of the sweet tea contained within, which would extend the stimulating effects of its caffeine. <text:s/>A minute has passed in the writing of that, and now my scalp itches just above the left of my forehead's hairline.</text:p>
      <text:p text:style-name="Standard"/>
      <text:p text:style-name="Standard">April 3, 2022: 4:12 a.m. - Speed Timer v1.3 notes:</text:p>
      <text:p text:style-name="Standard">Alt+# keys can be used to quickly change the window size where # corresponds to the following resolutions</text:p>
      <text:p text:style-name="Standard"><text:tab/>1-1080p</text:p>
      <text:p text:style-name="Standard"><text:tab/>2-720p</text:p>
      <text:p text:style-name="Standard"><text:tab/>2-720p</text:p>
      <text:p text:style-name="Standard"><text:tab/>3-450p</text:p>
      <text:p text:style-name="Standard"><text:tab/>4-270p</text:p>
      <text:p text:style-name="Standard"><text:tab/>5-180p</text:p>
      <text:p text:style-name="Standard"><text:tab/>9-1440p</text:p>
      <text:p text:style-name="Standard"><text:tab/>0-2160p/4K</text:p>
      <text:p text:style-name="Standard">Saved window resolution to user preferences</text:p>
      <text:p text:style-name="Standard">Organized some sloppy code</text:p>
      <text:p text:style-name="Standard">Bug fixes: fixed cursor position to text entry end during initial tab key cycling through text entries</text:p>
      <text:p text:style-name="Standard"/>
      <text:p text:style-name="Standard">April 4, 2022: 2:32 a.m. - Mirroring Fixes, Prophet Launcher v5.01 notes: </text:p>
      <text:p text:style-name="Standard"><text:soft-page-break/>Updated the look of female Skirteasey and Fuchsiakura skins with the second layer on their skirts (I forgot to transfer this from Inkscape to Godot in v5.0)</text:p>
      <text:p text:style-name="Standard">Updated Skirteasey's left leg to be horizontally aligned with her right so she does not walk off the ground on maps that aren't Mirrorain</text:p>
      <text:p text:style-name="Standard">Added a pointed star variety to Misthaven</text:p>
      <text:p text:style-name="Standard">Lengthened spawn growing from "infinitesimal" animation</text:p>
      <text:p text:style-name="Standard">Added Shadow to prophets lore</text:p>
      <text:p text:style-name="Standard">Bigger and more visible Shadow and its white eyes</text:p>
      <text:p text:style-name="Standard">Fullscreen is finally saved to user preferences by preceding OS.window_fullscreen with OS.window_maximized and OS.window_borderless flags</text:p>
      <text:p text:style-name="Standard">Diction updates</text:p>
      <text:p text:style-name="Standard">Bug fixes: Fixed higher ground collision of new Mirrorain map with other skins, fixed shooting allowed after death with my new set_process() method, fixed ground and wall positions not moved around correctly after adding Mirrorain, Shadow is now visible on Mirrorain, Shadow transparency is now consistently altered using the Sprite node and never the Area2D</text:p>
      <text:p text:style-name="Standard"/>
      <text:p text:style-name="Standard">April 5, 2022: 6:50 a.m. - I can still see the NMDA and PCP2 inhibition just like my last few entries. <text:s/></text:p>
      <text:p text:style-name="Standard"/>
      <text:p text:style-name="Standard">April 6, 2022: 1:20 a.m. - I woke up at 12 a.m. <text:s/>I still doubt the authenticity of anything I might find in the job market. <text:s/>These are the numbers I've calculated and put on the front page of my website to try to help get a job. <text:s/>Unemployed and searching for: 20.1 months (601.6 days) as PHP server side calculated. <text:s/>Bank account balance: $0 for 3.4 months then less than $0 (overdrawn) for 60.29667 days as calculated with client side vanilla JavaScript in functions.js. <text:s/>I don't know how much more quickly my neural releasing rates are decelerating, and I don't want to find out nor do I want to keep my whole life and genetics shrouded in mystery at the whim of some shadow organizations. <text:s/>I can't believe out of all seven billion people out there, I can't find a single autobiography, case study, or description of the abnormal things I've witnessed in my life. <text:s/></text:p>
      <text:p text:style-name="Standard">I'm playing Counter Strike right now. <text:s/>The internet has been intermittently cutting out again. <text:s/>It stopped briefly then started again the day of my last Microsoft interview. <text:s/>I had uninterrupted access for the past week until yesterday morning. <text:s/>They're just trying to screw me over again like all the other times I've documented. <text:s/>The Velocity IT company should be known for decelerating people's thoughts, and Extended Stay America should be known for making people want to quickly leave. <text:s/>If I have it my way I'll move across the country and live and work somewhere away from people like that.</text:p>
      <text:p text:style-name="Standard">3:38 a.m. - I vaped a small amount of DMT, about 1 mg of dust, and I felt a pleasant glimmer of confidence, hope, and recognition that overshadowed my addiction. <text:s/>I hacked up a bunch of foul, viscous fluid in the sink.</text:p>
      <text:p text:style-name="Standard">3:53 a.m. - I only had two cups of Breezy's dog food Diamond Naturals Beef flavor. <text:s/>I gave him half a container of Maruchan Ramen Noodles and three spoonfuls of my Hormel chili. <text:s/>I hope easing it in like that for a day will help, but ideally I should have eased in half that amount yesterday. <text:s/></text:p>
      <text:p text:style-name="Standard">4:01 a.m. - Breezy ate all his food short a few morsels sticking to the bowl. <text:s/>I thought he would either lick the bowl completely clean or avoid it because of it contains nine of the spiciest peppers in the world.</text:p>
      <text:p text:style-name="Standard">5:41 a.m. - I just ate 6 mg of amphetamine from the little bit in my bag. <text:s/>I have less than 5 mg left including what's stuck to the bag. <text:s/>I'm holding onto that. <text:s/>I can feel my scalp tingling at the top, and I can see rainbow faces start to appear. <text:s/>I'm drinking some sweet tea and smoking some avb right now too to amplify the effects.</text:p>
      <text:p text:style-name="Standard">10:08 a.m. - I played some Rainbow Six Siege. <text:s/>I have an intense pain like a 1 cm diameter hole is being drilled in the center of my forehead.</text:p>
      <text:p text:style-name="Standard"/>
      <text:p text:style-name="Standard"><text:soft-page-break/>April 7, 2022: 2:06 a.m. - I feel a burning sensation in my left eye as it expelled something. <text:s/>The feeling in my eye reminds me of how I felt vaping DMT a few months ago. <text:s/>I also have a decent pain in my right temple. <text:s/></text:p>
      <text:p text:style-name="Standard">2:41 a.m. - My vision is fragmenting into long red slashes, and I as type this, a white and rainbow face smiles at me with eyes atop my laptop screen frame and a mouth curling around the bottom. <text:s/>The sweet tea I drank a bit ago amplified that. <text:s/></text:p>
      <text:p text:style-name="Standard">5:54 a.m. - One of the teeth in the middle of the right side of my lower jaw has hurt for the past couple hours. <text:s/>This is due to the amphetamine I dosed yesterday.</text:p>
      <text:p text:style-name="Standard">7:07 a.m. - Behind my right eye hurts again. <text:s/>I've been playing Fallout New Vegas for a bit now. <text:s/>I'm finally getting around to doing the first three DLC. <text:s/>I was going to play the Borderlands DLC since that got me through March, but I decided against it as I don't really like any of them. <text:s/>The last one, Claptrap's Robot Revolution, sounds interesting so I might replay that one. </text:p>
      <text:p text:style-name="Standard">1:35 p.m. - I survived almost ten years without my ADHD medication from age twelve to almost age twenty-two. <text:s/>With my age and my newfound and still unknown STD's factoring into the equation, it appears I now will have less maximum time free of my medication than that. <text:s/>Given the rapidity with which I devolved in light of not only those two factors but coronavirus as well, I'd say even medicating for years at a time will only buy me five years of time max, but that is only an estimate. <text:s/>I can only say for sure that it will be less than nine years. <text:s/></text:p>
      <text:p text:style-name="Standard"/>
      <text:p text:style-name="Standard">April 8, 2022: 10:44 a.m. - I'm supposed to hear back from Microsoft today for next rounds of interviews. <text:s/>I hope that works out since I have lots to contribute to them across their array of services like websites, video games, and operating system applications. <text:s/>After that, I'll send out another slew of applications. <text:s/>I'm back on LinkedIn until I finish getting a job. <text:s/>I'm going to delete it again after getting a job because I don't want to use social media even for keeping tabs on family and friends.</text:p>
      <text:p text:style-name="Standard">I read tobacco and alcohol were traded between Native Americans and Europeans in the early 1500's. <text:s/>Since the problems rooted in me are forged from a rare genetic mishap from a combination of both these substances, it looks like my ADHD wasn't around until at least four hundred thirty years ago. <text:s/>However, amphetamine as a remedy didn't exist until about 1920 (officially), so there was a period of about three hundred thirty years where no person with my rare affliction could possibly avoid the suicidal tendencies calculated by their decelerating neural firing rate. <text:s/>These people likely died before age 10 or were physically restrained and unable to read, listen, or talk in sentences if even in words. <text:s/>It probably occurred similarly to my affliction, but I'm unsure if those children with ADHD would even be able to accomplish holistic interpretation of the first sentence whereas I never devolved past the third: Please exit now before the radio station is closed. -&gt; Please exit now. -&gt; Exit. -&gt; E. X. I. T. <text:s/>I used a The Texas Chainsaw 2 example because it's a great descriptor of my problem if not the best.</text:p>
      <text:p text:style-name="Standard"/>
      <text:p text:style-name="Standard">April 9, 2022: 8:39 a.m. - I didn't hear back from Microsoft. <text:s/>I suppose I won't be able to work for them given my limited internet resources to access telephones for interviews. <text:s/>I'll give them a call back just in case. <text:s/>Also, it prevents detachment of job application denials. <text:s/>They're always hiring anyway. <text:s/>I am overqualified to be a web developer with almost five years of experience running my own website after learning PHP working as a web developer for Georgia Tech CoC. <text:s/>I have various 2D and 3D video games produced using a cross platform game engine with the GDScript Python-like which I also learned myself. <text:s/>I've done that for four years now. <text:s/>I have a four year degree from a top ten university, two years of programming work experience counting my internships, and four other years of part time IT work. <text:s/></text:p>
      <text:p text:style-name="Standard">1:17 p.m. - I see splotches of color about a centimeter in diameter flash across my vision as red slashes appear around the words I type. <text:s/>There was a new, distinct sharp pain in the back of my head for about five seconds. <text:s/>Other than that, my right temple still hurts and I itch all over.</text:p>
      <text:p text:style-name="Standard"><text:soft-page-break/>1:24 p.m. - The pain in the back of my head is coming back. <text:s/>It feels like a typical knife is being jammed in there over and over.</text:p>
      <text:p text:style-name="Standard"/>
      <text:p text:style-name="Standard">April 10, 2022: 5:45 a.m. - I see faces curling up amidst the lattices. <text:s/>Red slashes are absent and have been fading in and out with a wavelength period of a few days. <text:s/>The back of my head felt that stabbing pain again for a few seconds just now. <text:s/></text:p>
      <text:p text:style-name="Standard">5:47 a.m. - The stabbing pain in the back of my head returned with a lower amplitude of pain and a smaller wavelength period. <text:s/>Aside from that, I've finished Fallout New Vegas's Dead Money which is a lot less fun without the landscape to traverse in 2pi radians of directions.</text:p>
      <text:p text:style-name="Standard"/>
      <text:p text:style-name="Standard">April 11, 2022: 7:53 a.m. - I have sharp pain pulsating behind the top left side of my left eye. <text:s/>I wonder what in my ADHD and amphetamine addiction causes these specific pains. <text:s/>I wonder how it factors into my neural network. <text:s/>I know amphetamine basically forges the necessary parts of my neural network responsible for sight. <text:s/>I see crimson slashes across my grey wall while I sit in the dark and type this. <text:s/>As I look at the black Sublime Text window on my screen, they form there too. <text:s/>My vision also blurs, and it takes more work to look into my outside world.</text:p>
      <text:p text:style-name="Standard">7:57 a.m. - The pain has been going on for four minutes now. <text:s/>Every day it's some new pain in some new spot whose cells are tormented by the oscillating necessity for amphetamine.</text:p>
      <text:p text:style-name="Standard">4:45 p.m. - The pain in my left eye returned right on time from around 3:10 to 4:00.</text:p>
      <text:p text:style-name="Standard"/>
      <text:p text:style-name="Standard">April 13, 2022: 7:32 a.m. - Reading the Bible again, my favorite books from the Bible are Genesis and Matthews. <text:s/>Genesis details the creation of Earth with original sin of Adam, Eve, and the serpent of the forbidden fruit tree in the middle of the garden while Matthews notes the sacrifice and subsequent resurrection of Jesus for the remembrance of the defeat of sin. <text:s/>I remember when I was like ten and in church at my friend Raechel's community baptist church, the book of Obadiah which was described to me as "the book of over there" which describes respecting the plight of people over there. <text:s/>I'm going to incorporate Christianity and some metaphors from the Bible in my 2D medieval and magic anime girl game that is yet untitled. <text:s/>I've made good strides in writing the script like I used to do with things like Krelzor's Quest which had multiple sheets of paper, front and back, with drawings of creatures like Pokemon and progression notes like Pokemon Mystery Dungeon.</text:p>
      <text:p text:style-name="Standard"/>
      <text:p text:style-name="Standard">April 17, 2022: 4:04 p.m. - As I switched from Oblivion to Sublime Text to write the script for my anime girl game, I see giant red slashes appearing all over again. <text:s/>They appeared so suddenly and are certainly a partial result of my ingestion of a glass of sweet tea. <text:s/>I couldn't even see them until this time of day. <text:s/>3 p.m. is when I would most often feel the greatest effects of my amphetamine regimen, and this is the time of what would be that dose. <text:s/></text:p>
      <text:p text:style-name="Standard">I finished Fallout New Vegas at around 62 hours and concluded with blowing up The Strip with "tiny tots" five piece cluster mini nukes. <text:s/>I'm continuing to interview with Microsoft and will have to go to a close public library to ensure a stable connection.</text:p>
      <text:p text:style-name="Standard"/>
      <text:p text:style-name="Standard">April 19, 2022: 11:16 a.m. - I couldn't settle on anything to do for very long yesterday. <text:s/>Oblivion is hard to grind through. <text:s/>I felt more content as I went to sleep yesterday. <text:s/>I woke today and watched two episodes of Claymore whereas I have previously been watching them one at a time in the middle of the day. <text:s/>I see faint lattices forming in the wall in front of me, and my skin is lacerated with crimson slashes when I stare at it. <text:s/>My computer screen has the same effects. <text:s/>There are about 30-40 red slashes at a time all about 20 cm long and rotated about pi/6 radians; they are very numerous today. <text:s/>They appeared rather equidistant instead of the more chaotic formations I've been seeing lately. <text:s/></text:p>
      <text:p text:style-name="Standard">11:42 a.m. - It feels like the right side of my head is moving around. <text:s/>First it felt like a rift along the side, then a lightning strike, and finally some sort of bubbling sensation. <text:s/>Now I can feel a pressure in <text:soft-page-break/>the left side of my head and the ravine sensation I feel is back to the right side of my head. <text:s/>This is the time when levoamphetamine would be at maximum effect in my body.</text:p>
      <text:p text:style-name="Standard">6:42 p.m. - The Sandy Springs Library has a very limited amount of space for me to conduct job interviews. <text:s/>I was told I wouldn't be able to secure a five hour block, so I'll have to call Dunwoody to ask them. <text:s/>I assumed there would be lots of space only because the Columbus Public Library was a massive three or four story building. <text:s/>There's another library close, but their meeting rooms are closed for COVID-19. <text:s/></text:p>
      <text:p text:style-name="Standard"/>
      <text:p text:style-name="Standard">April 21, 2022: 4:11 p.m. - The government website for Atlanta COVID-19 rental assistance modified their website for eligibility for residents outside of Atlanta. <text:s/>This was in the last couple months though the perimeter Atlanta residents have been able to receive assistance since August. <text:s/>Despite my hesitance to use welfare in light of the strange events surrounding my life, I'm capitulating with a request by an ESA motel employee to seek the rental assistance. <text:s/>The reliance on government welfare disposes of the urgency that used to surround unemployment, and unemployment for years will become seen as the norm. <text:s/>I've been unemployed for 20.6 months and only intended to take 3-4 weeks off from my old Verizon Connect job. <text:s/>Given my vast portfolio, positive attitude, aptitude, work experience of many years in programming and IT, and my top ten computer science degree from Georgia Tech, my estimates were unemployment for three months max. <text:s/>Instead, I've been followed and chided by a various unknown groups of black, white, and latino people definitely in gangs which feed on the misery of their fellow brethren.</text:p>
      <text:p text:style-name="Standard">5:52 p.m. - I submitted an application for rental assistance since I quit my job after contracting COVID-19. <text:s/>I had become paranoid and wished for some time off before seeking a new job. <text:s/>I suspect COVID-19 had some unknown effects on the myriad of neural systems affected by my ADHD. <text:s/>After some time I decided I didn't want to wait a year or two to relocate to the cold, northwest coast and started looking for a new job in Seattle after researching where I want to move. <text:s/></text:p>
      <text:p text:style-name="Standard"/>
      <text:p text:style-name="Standard">April 22, 2022: 5:48 p.m. - I got back from the ~1.2 miles walk to Walmart, and while cooling off, the crimson slashes are raining across my vision. <text:s/>They are rainbow traced this time. <text:s/>When I departed to Walmart, I was drinking sweet tea from a bottle along the way like something out of Trailer Park Boys. <text:s/>Upon drinking the first sip amidst the blazing southern heat, I began to itch all over but especially in my left top head and chest.</text:p>
      <text:p text:style-name="Standard"/>
      <text:p text:style-name="Standard">April 25, 2022: 12:53 p.m - During my interview, I see red slashes forming and dropping as if my gravity. <text:s/>I see colored circles and squares too which is rather unusual. <text:s/>I drank some sweet tea an hour ago. <text:s/>Blue and green colored slashes are also present which is also unusual. <text:s/></text:p>
      <text:p text:style-name="Standard">Suggestions for Microsoft: Allow 2 factor authentication with Google Voice and other free phone numbers. <text:s/></text:p>
      <text:p text:style-name="Standard">MS Teams bugs on browsers:</text:p>
      <text:p text:style-name="Standard">I can't see MS Teams screen share sometimes, notably when switching viewing mode from Gallery to Large Gallery and Together modes. <text:s/>I could only see the screen share of my presenter by leaving and rejoining the meeting.</text:p>
      <text:p text:style-name="Standard">The background blur feature has a toggle that switches itself back off while at the join meeting screen or waiting for the meeting to start.</text:p>
      <text:p text:style-name="Standard">Background blur won't apply while waiting to join the meeting after clicking Join.</text:p>
      <text:p text:style-name="Standard">1:03 p.m. - I see 5 cm diameter white rings on my computer screen and I saw a purple rectangle surrounding a box on screen. <text:s/>When I looked away, the after image was still there, but it wasn't an outline of the box, it was a purple rectangle on its own. <text:s/>Now as I type, I see like twenty .5 cm wide red slashes very close together and angled at pi/9 radians. <text:s/>They were very long and almost overlapping, <text:soft-page-break/>and they were also one after another with about a .25 cm gap between them and a 1 cm gap between rows.</text:p>
      <text:p text:style-name="Standard">1:30 a.m. - The internet still randomly cuts off at 30 minute intervals. <text:s/>Sometimes it changes to hour intervals. <text:s/>The people here basically let me know they were doing it on purpose a while back. <text:s/>I've been living like this for a year now. <text:s/>I've created my first story driven 3D game, For My Aspect, I've updated Prophet Launcher and Infernight quite a bit, and I've applied to so many jobs over this past year. <text:s/>All of this has been with the people around me shadowing me with documented efforts at feeding on manufactured misery.</text:p>
      <text:p text:style-name="Standard"/>
      <text:p text:style-name="Standard">May 1, 2022: 11:45 p.m. - I drank some sweet tea and smoked some of the one half bowl of avb I have left. <text:s/>I'm now seeing the red slashes, lattices, and random spurts of flying singular colors.</text:p>
      <text:p text:style-name="Standard">2:21 a.m. - I've been playing Fallout New Vegas for just over 73 hours over this past 35 days or so. <text:s/>That doesn't count the time I played where the game crashed and I needed to restart from a checkpoint. <text:s/>It's been about 10 years since I last beat that game. <text:s/>That's about 10% of my time that's been spent playing that game. <text:s/>It's been great with mods and the slow motion VATS replacement was definitely the best one. <text:s/>It's like the adrenaline rush in real life. <text:s/>I'm having trouble finding a replacement game.</text:p>
      <text:p text:style-name="Standard"/>
      <text:p text:style-name="Standard">May 3, 2022: 6:14 p.m. - I woke this evening to many red slashes and lattices.</text:p>
      <text:p text:style-name="Standard"/>
      <text:p text:style-name="Standard">May 4, 2022: 10:15 p.m. - I can sometimes feel some finger pricking sensations, and my fingers feel rather fragile right now. <text:s/>I think it is related to my vast consumption of Luzianne sweet tea. <text:s/>I think it is best I cease sweet tea operations for today. <text:s/>I've been drinking over five sodas worth of sweet tea sugar every day for about three months now. <text:s/></text:p>
      <text:p text:style-name="Standard">12:16 a.m. - I'm going to drink a glass of sweet tea now. <text:s/>I'm sure everything is fine. <text:s/>I'll probably lie down and get tired when I need to stop for a bit. <text:s/>Competitive eaters like Matt Stonie do the craziest stuff, so I'm sure my casual sweet tea drinking is fine. <text:s/>I think I'm just a little worked up from watching too many Wilford Brimley parodies.</text:p>
      <text:p text:style-name="Standard">7:24 a.m. - Things are getting rather boring, so I ate half of my amphetamine rations. <text:s/>I only have the little bit stuck to the bag which I will soon also consume and be on my way to begin anew.</text:p>
      <text:p text:style-name="Standard"/>
      <text:p text:style-name="Standard">May 5, 2022: 10:04 p.m. - I'm a little nauseous after drinking sweet tea. <text:s/>It's nothing compared to the middle of both 2018 and 2019. <text:s/></text:p>
      <text:p text:style-name="Standard">10:14 p.m. - I just did some pushups. <text:s/>I'm less nauseous but super itchy all over. <text:s/>The nausea peaked a couple minutes ago right before the pushups. <text:s/>I think the exercise may have had some effect on the addiction problem, but I am unsure. <text:s/></text:p>
      <text:p text:style-name="Standard">10:17 p.m. - My right temple hurts, and my left temple is starting to hurt now too. <text:s/>The nausea is coming back in waves. <text:s/>Red slashes are all over, and lattices are there too. <text:s/>I looked at my palm and saw red slashes that traced the middle of my fingers to my palm. <text:s/>Each finger had one slash. <text:s/>They stayed there for about three or four seconds before I looked away which is longer than the recent visuals I've had.</text:p>
      <text:p text:style-name="Standard">10:31 p.m. - After doing another set of pushups, I think I can confirm they are increasing the itching withdrawal sensation I perceive. <text:s/>It doesn't increase nausea or pain. <text:s/>Perhaps it decreases them. <text:s/>This effect is probably only in relation to the stimulation provided by sweet tea which inhibits an inhibitory signal and allows certain neurons to increase their action potentials. <text:s/>I'm uncertain of the details of the adenosine system.</text:p>
      <text:p text:style-name="Standard"/>
      <text:p text:style-name="Standard">May 8, 2022: 12:16 a.m. - I'm switching Breezy to ground chuck beef and Ramen noodles.</text:p>
      <text:p text:style-name="Standard">7:56 a.m. - I took a two hour nap, and I awoke to about 40 bright red and violet small spots all arrayed in my vision with some connected by lines of the same color. <text:s/>While the gold spots were rainbow <text:soft-page-break/>traced and about 20 cm in diameter, these were only 2-3 millimeters in diameter. <text:s/>There was something distinct about those gold spots. <text:s/>I think these were just NMDA hallucinations, but how am I supposed to know? <text:s text:c="2"/>Right now, I can see lattices in my vision with a slight cartoon, goofy rainbow face peering at me from the corner of my right eye. <text:s/></text:p>
      <text:p text:style-name="Standard"/>
      <text:p text:style-name="Standard">May 12, 2022: 2:57 p.m. - It's been a long job wrapping up my work with Skirteasey and Mirrorain this past month as I fix some details. <text:s/>I suppose much of this struggle is the newfound ways I changed the backgrounds and character models in place while part of the blame lies in my newfound usage of Inkscape (and now OpenToonz) even though I have been working with Adobe products in the past. <text:s/>Making customization options available mid game was a great idea and well worth the complexity increase. <text:s/>Now I've finally noticed I forgot to export the big sheen in Skirteasey's right eye! <text:s/>I used two reflections in her right eye and one in her left, and I made them slivers smaller than the pupil. <text:s/>For Autumn in my upcoming RPG, I'm thinking about using larger spots or slivers that are bigger than the pupil and sort of take its place. <text:s/></text:p>
      <text:p text:style-name="Standard">Prophet Launcher v5.02 notes:</text:p>
      <text:p text:style-name="Standard">Fixed missing sheen on Skirteasey's right eye</text:p>
      <text:p text:style-name="Standard"/>
      <text:p text:style-name="Standard">May 13, 2022: 7:46 a.m. - It's Friday the 13th. <text:s/>I'm reminded of myself drowning in the deep end of a swimming pool while my mom and her friends got drunk not far away inside. <text:s/>It was with some family member like a cousin or something with a Jacuzzi and pretty big one story house. <text:s/>I did not yet know how to swim as I had failed to learn the doggy paddle information bestowed by my family, and as a novice of about five years of age, I clumsily drifted out of the edge of the shallow end in the black of early night. <text:s/>I called out for help as I went under and resurfaced again and again. <text:s/></text:p>
      <text:p text:style-name="Standard">My mouth began to fill with water as I choked out words my mother and company could not hear with music and alcohol thick in the air. <text:s/>Flailing my arms, I panicked as I began to accept death. <text:s/>I luckily managed to flail enough to push myself to the rim of the pool and grasp it. <text:s/>I remember my hand slipping from the edge the first time I tried to grab it which exacerbated my worry. <text:s/>However, I got a firm grip on the edge of the pool and held on for dear life as I inhaled gasps of salvation. <text:s/>I climbed along the side of the pool until I got back to the shallow end and climbed out to rest. <text:s/>I'd say I was lucky to survive that night, but my survival was beautifully calculated. <text:s/>I still remember the details because it was a paramount moment in continuity of my life. <text:s/></text:p>
      <text:p text:style-name="Standard">The metaphor of the movie Friday the 13th is casting someone drowning by a blind eye on a frolicking Friday night as unlucky. <text:s/>This is precisely the situation in which I find myself. <text:s/>More horrid are the references to lightning, fire, rain, eye pain, blood marks, white masks, and rising from the dead. <text:s/>Paired with The Texas Chainsaw Massacre 2, it's an ADHD nightmare.</text:p>
      <text:p text:style-name="Standard">8:35 a.m. - Behind my right eye and the middle of my forehead are hurting a bunch. <text:s/>My right eye hurts much more than my forehead. <text:s/>I can see the familiar red slashes and lattices. <text:s/>My sweet tea hurts! <text:s/>I am drowning in sweet tea. <text:s/></text:p>
      <text:p text:style-name="Standard">9:50 a.m. - It's been a two month hiring process at Microsoft. <text:s/>I can't really type any specifics about it because of workplace confidentiality, but I've done four coding exams, four days with 6-8 hours of interviews, and seven different days of interviews in total. <text:s/>I was told I would have a decision relayed back in two weeks exactly fifteen days ago, and since over fifty percent of applicants are accepted, I still have high hopes given my background and prospects. <text:s/></text:p>
      <text:p text:style-name="Standard">11:58 a.m. - I'm super itchy after downing some sweet tea. <text:s/>Watching an episode of Miss Kobayashi's Dragon Maid was difficult sometimes because my vision was blurring and clearing. <text:s/>I can see a smile form in my computer with the eyes at the top and a winding smile at the bottom. <text:s/>It’s like a smiley face drawn with the paint brush tool with a thickness of about a centimeter..</text:p>
      <text:p text:style-name="Standard"/>
      <text:p text:style-name="Standard"/>
      <text:p text:style-name="Standard"><text:soft-page-break/></text:p>
      <text:p text:style-name="Standard">EdEddnEddy S5E18</text:p>
      <text:p text:style-name="Standard">Courage the Cowardly Dog S3E1</text:p>
      <text:p text:style-name="Standard">Platinum End E2</text:p>
      <text:p text:style-name="Standard">Bleach E285</text:p>
      <text:p text:style-name="Standard">Miss Kobayashi's Dragon Maid: S2E8</text:p>
      <text:p text:style-name="Standard"/>
      <text:p text:style-name="Standard">Watch list:</text:p>
      <text:p text:style-name="Standard">Peach Boy Riverside</text:p>
      <text:p text:style-name="Standard">Komori-san Can't Decline</text:p>
      <text:p text:style-name="Standard"/>
      <text:p text:style-name="Standard"/>
      <text:p text:style-name="Standard">Jobs: Try T-Mobile, PepsiCo, Dr. Pepper, Walmart, NexusMods, Japanese automotive companies like Nissan, hot places like Texas, Nevada, Kansas, Bernie Sanders' home state, northern states like Montan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5-13T21:48:02.751000000</dc:date>
    <meta:editing-duration>PT2H38M42S</meta:editing-duration>
    <meta:editing-cycles>116</meta:editing-cycles>
    <meta:generator>LibreOffice/7.2.1.2$Windows_X86_64 LibreOffice_project/87b77fad49947c1441b67c559c339af8f3517e22</meta:generator>
    <meta:document-statistic meta:table-count="0" meta:image-count="0" meta:object-count="0" meta:page-count="279" meta:paragraph-count="3294" meta:word-count="188119" meta:character-count="1056531" meta:non-whitespace-character-count="860185"/>
  </office:meta>
</office:document-meta>
</file>